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officeooo:rsid="001d7c75" officeooo:paragraph-rsid="001d7c75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7c7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7c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00007429968" text:id="ct1403000074299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00007430448" text:id="ct1403000074304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00007430720" text:id="ct14030000743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00007430960" text:id="ct140300007430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1689760" text:id="ct1402999716897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3518592" text:id="ct1402999735185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00007429968"/><text:change-start text:change-id="ct140300007430448"/>Adopt<text:change-end text:change-id="ct140300007430448"/>ed<text:change-start text:change-id="ct140300007430720"/> as a <text:change-end text:change-id="ct140300007430720"/>NMRA <text:change-start text:change-id="ct140300007430960"/>Standard<text:change-end text:change-id="ct140300007430960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1689760"/><text:change-start text:change-id="ct140299973518592"/>Version History<text:change-end text:change-id="ct1402999735185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P14">Initial version submitted for public comment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7c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7:29.583866936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x.x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2M53S</meta:editing-duration>
    <meta:generator>LibreOffice/4.4.0.3$MacOSX_X86_64 LibreOffice_project/de093506bcdc5fafd9023ee680b8c60e3e0645d7</meta:generator>
    <dc:date>2016-02-08T16:27:29.435935000</dc:date>
    <meta:printed-by>Bob Jacobsen</meta:printed-by>
    <meta:print-date>2010-09-15T08:46:04</meta:print-date>
    <meta:document-statistic meta:table-count="2" meta:image-count="1" meta:object-count="0" meta:page-count="1" meta:paragraph-count="13" meta:word-count="77" meta:character-count="460" meta:non-whitespace-character-count="389"/>
  </office:meta>
</office:document-meta>
</file>